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rduino</text:p>
          </table:table-cell>
          <table:table-cell office:value-type="string" calcext:value-type="string">
            <text:p>sensor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86" calcext:value-type="float">
            <text:p>1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7:39:26.119135892</meta:creation-date>
    <dc:date>2022-05-18T17:52:21.864236032</dc:date>
    <meta:editing-duration>PT2M45S</meta:editing-duration>
    <meta:editing-cycles>1</meta:editing-cycles>
    <meta:document-statistic meta:table-count="1" meta:cell-count="10" meta:object-count="0"/>
    <meta:generator>LibreOffice/7.3.2.2$Linux_X86_64 LibreOffice_project/30$Build-2</meta:generator>
  </office:meta>
</office:document-meta>
</file>